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italic" fo:font-weight="bold" officeooo:rsid="0002cae5" officeooo:paragraph-rsid="0002cae5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margin-left="0in" fo:margin-right="0in" fo:margin-top="0in" fo:margin-bottom="0.1in" loext:contextual-spacing="false" fo:text-indent="0in" style:auto-text-indent="false"/>
      <style:text-properties fo:font-size="12pt" fo:font-style="italic" fo:font-weight="bold" officeooo:rsid="00018764" officeooo:paragraph-rsid="00018764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margin-top="0in" fo:margin-bottom="0.1in" loext:contextual-spacing="false"/>
      <style:text-properties fo:font-size="12pt" fo:font-style="italic" fo:font-weight="bold" officeooo:rsid="00018764" officeooo:paragraph-rsid="00018764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margin-top="0in" fo:margin-bottom="0.1in" loext:contextual-spacing="false"/>
      <style:text-properties fo:font-size="16pt" fo:font-style="normal" fo:font-weight="bold" officeooo:rsid="00018764" officeooo:paragraph-rsid="00018764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text-properties fo:font-size="12pt" fo:font-style="normal" fo:font-weight="bold" officeooo:rsid="00018764" officeooo:paragraph-rsid="00018764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2pt" fo:font-style="normal" fo:font-weight="bold" officeooo:rsid="0002cae5" officeooo:paragraph-rsid="0002cae5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font-size="12pt" fo:font-style="normal" fo:font-weight="normal" officeooo:rsid="00018764" officeooo:paragraph-rsid="00018764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italic" fo:font-weight="bold" officeooo:rsid="00018764" officeooo:paragraph-rsid="00018764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margin-top="0in" fo:margin-bottom="0in" loext:contextual-spacing="false"/>
      <style:text-properties fo:font-size="12pt" fo:font-style="normal" fo:font-weight="normal" officeooo:rsid="00018764" officeooo:paragraph-rsid="00018764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2cae5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69941" style:font-style-asian="normal" style:font-weight-asian="normal" style:font-style-complex="normal" style:font-weight-complex="normal"/>
    </style:style>
    <style:style style:name="T5" style:family="text">
      <style:text-properties fo:font-weight="normal" officeooo:rsid="00069941" style:font-weight-asian="normal" style:font-weight-complex="normal"/>
    </style:style>
    <style:style style:name="T6" style:family="text">
      <style:text-properties fo:font-weight="normal" officeooo:rsid="000888ad" style:font-weight-asian="normal" style:font-weight-complex="normal"/>
    </style:style>
    <style:style style:name="T7" style:family="text">
      <style:text-properties officeooo:rsid="00069941"/>
    </style:style>
    <style:style style:name="T8" style:family="text">
      <style:text-properties officeooo:rsid="00089d3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pis</text:p>
      <text:p text:style-name="P3"><text:span text:style-name="T1">1. Kratak opis: </text:span><text:span text:style-name="T2">Popis stanja sirovina I proizvoda u magacinu </text:span><text:span text:style-name="T4">I upoređivanje sa stanjem u sistemu</text:span><text:span text:style-name="T2">.</text:span></text:p>
      <text:p text:style-name="P5">2. Učesnici:</text:p>
      <text:p text:style-name="P3"><text:span text:style-name="T1"><text:tab/></text:span><text:span text:style-name="T2">Magacioner – želi </text:span><text:span text:style-name="T4">brz izveštaj o stanu u sistemu I mogućnost njegove promene</text:span></text:p>
      <text:p text:style-name="P2"><text:span text:style-name="T1">3. Preduslovi: </text:span><text:span text:style-name="T2">baze su u funkcionalno stanju, prekinut je proces proizvodnje radi vršenja popisa, </text:span><text:span text:style-name="T3">štampač je u funkcionalnom stanju</text:span></text:p>
      <text:p text:style-name="P3"><text:span text:style-name="T1">4. Postuslovi: </text:span><text:span text:style-name="T2">ažurne baze sirovina I proizvoda, izdat je izveštaj o izvršenom popisu</text:span></text:p>
      <text:p text:style-name="P5">5. Osnovni tok:</text:p>
      <text:p text:style-name="P7"><text:tab/>1. Magacioner <text:span text:style-name="T8">utvrđuje</text:span> trenutno stanje proizvoda I sirovina u magacinu.</text:p>
      <text:p text:style-name="P9"><text:span text:style-name="T7"><text:tab/>2. Magacioner upoređuje utvrđeno stanje sa stanjem u sistemu.</text:span></text:p>
      <text:p text:style-name="P8"><text:span text:style-name="T4"><text:tab/>3. Sistem štampa izveštaj o popisu.</text:span></text:p>
      <text:p text:style-name="P8"><text:span text:style-name="T4"/></text:p>
      <text:p text:style-name="P6">6. Alternativni tok:</text:p>
      <text:p text:style-name="P6"><text:tab/><text:span text:style-name="T7">2. Nepoklapanje stanja u magacinu sa stanjem u sistemu: </text:span><text:span text:style-name="T5">Magacioner </text:span><text:span text:style-name="T6">utvrđuje uzroke <text:tab/>ovih nepravilnosti I unosi pravo stanje u sistem. Slučaj upotrebe nastavlja se na koraku 3.</text:span></text:p>
      <text:p text:style-name="P1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15:41:00.256560264</meta:creation-date>
    <dc:date>2017-11-26T18:06:37.881866728</dc:date>
    <meta:editing-duration>PT1H2M5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121" meta:character-count="789" meta:non-whitespace-character-count="672"/>
  </office:meta>
</office:document-meta>
</file>